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7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11.16cm">
          <draw:text-box>
            <text:p text:style-name="P1"><text:span text:style-name="T1">BoxLib/</text:span></text:p>
          </draw:text-box>
        </draw:frame>
        <draw:frame draw:style-name="gr2" draw:text-style-name="P3" xml:id="id2" draw:id="id2" draw:layer="layout" svg:width="3.81cm" svg:height="0.889cm" svg:x="8.89cm" svg:y="7.35cm">
          <draw:text-box>
            <text:p text:style-name="P1"><text:span text:style-name="T1">Docs/</text:span></text:p>
          </draw:text-box>
        </draw:frame>
        <draw:frame draw:style-name="gr3" draw:text-style-name="P3" xml:id="id3" draw:id="id3" draw:layer="layout" svg:width="3.81cm" svg:height="0.889cm" svg:x="8.89cm" svg:y="9.255cm">
          <draw:text-box>
            <text:p text:style-name="P1"><text:span text:style-name="T1">Src/</text:span></text:p>
          </draw:text-box>
        </draw:frame>
        <draw:frame draw:style-name="gr3" draw:text-style-name="P3" xml:id="id4" draw:id="id4" draw:layer="layout" svg:width="3.81cm" svg:height="0.889cm" svg:x="8.89cm" svg:y="11.16cm">
          <draw:text-box>
            <text:p text:style-name="P1"><text:span text:style-name="T1">Tests/</text:span></text:p>
          </draw:text-box>
        </draw:frame>
        <draw:frame draw:style-name="gr3" draw:text-style-name="P3" xml:id="id5" draw:id="id5" draw:layer="layout" svg:width="3.81cm" svg:height="0.889cm" svg:x="8.89cm" svg:y="13.065cm">
          <draw:text-box>
            <text:p text:style-name="P1"><text:span text:style-name="T1">Tools/</text:span></text:p>
          </draw:text-box>
        </draw:frame>
        <draw:frame draw:style-name="gr3" draw:text-style-name="P3" xml:id="id6" draw:id="id6" draw:layer="layout" svg:width="3.81cm" svg:height="0.889cm" svg:x="8.89cm" svg:y="14.97cm">
          <draw:text-box>
            <text:p text:style-name="P1"><text:span text:style-name="T1">Tutorials/</text:span></text:p>
          </draw:text-box>
        </draw:frame>
        <draw:connector draw:style-name="gr4" draw:text-style-name="P4" draw:layer="layout" draw:line-skew="0.317cm" svg:x1="5.715cm" svg:y1="11.604cm" svg:x2="8.89cm" svg:y2="7.794cm" draw:start-shape="id1" draw:start-glue-point="1" draw:end-shape="id2" draw:end-glue-point="3" svg:d="m5715 11604h1905v-3810h1270">
          <text:p/>
        </draw:connector>
        <draw:connector draw:style-name="gr4" draw:text-style-name="P4" draw:layer="layout" draw:line-skew="0.317cm" svg:x1="5.715cm" svg:y1="11.604cm" svg:x2="8.89cm" svg:y2="9.699cm" draw:start-shape="id1" draw:start-glue-point="1" draw:end-shape="id3" draw:end-glue-point="3" svg:d="m5715 11604h1905v-1905h1270">
          <text:p/>
        </draw:connector>
        <draw:connector draw:style-name="gr4" draw:text-style-name="P4" draw:layer="layout" draw:line-skew="0.317cm" svg:x1="5.715cm" svg:y1="11.604cm" svg:x2="8.89cm" svg:y2="11.604cm" draw:start-shape="id1" draw:start-glue-point="1" draw:end-shape="id4" draw:end-glue-point="3" svg:d="m5715 11604h3175">
          <text:p/>
        </draw:connector>
        <draw:connector draw:style-name="gr4" draw:text-style-name="P4" draw:layer="layout" draw:line-skew="0.317cm" svg:x1="5.715cm" svg:y1="11.604cm" svg:x2="8.89cm" svg:y2="13.509cm" draw:start-shape="id1" draw:start-glue-point="1" draw:end-shape="id5" svg:d="m5715 11604h1905v1905h1270">
          <text:p/>
        </draw:connector>
        <draw:connector draw:style-name="gr4" draw:text-style-name="P4" draw:layer="layout" draw:line-skew="0.317cm" svg:x1="5.715cm" svg:y1="11.604cm" svg:x2="8.89cm" svg:y2="15.414cm" draw:start-shape="id1" draw:start-glue-point="1" draw:end-shape="id6" svg:d="m5715 11604h1905v3810h1270">
          <text:p/>
        </draw:connector>
        <draw:frame draw:style-name="gr5" draw:text-style-name="P3" xml:id="id7" draw:id="id7" draw:layer="layout" svg:width="3.81cm" svg:height="0.889cm" svg:x="15.875cm" svg:y="4.81cm">
          <draw:text-box>
            <text:p text:style-name="P1"><text:span text:style-name="T1">C_BoundaryLib/</text:span></text:p>
          </draw:text-box>
        </draw:frame>
        <draw:frame draw:style-name="gr2" draw:text-style-name="P5" xml:id="id8" draw:id="id8" draw:layer="layout" svg:width="3.81cm" svg:height="0.889cm" svg:x="15.875cm" svg:y="6.08cm">
          <draw:text-box>
            <text:p text:style-name="P1"><text:span text:style-name="T2">F_BaseLib/</text:span></text:p>
          </draw:text-box>
        </draw:frame>
        <draw:frame draw:style-name="gr3" draw:text-style-name="P3" xml:id="id9" draw:id="id9" draw:layer="layout" svg:width="3.81cm" svg:height="0.889cm" svg:x="15.875cm" svg:y="7.35cm">
          <draw:text-box>
            <text:p text:style-name="P1"><text:span text:style-name="T1">LinearSolvers/</text:span></text:p>
          </draw:text-box>
        </draw:frame>
        <draw:connector draw:style-name="gr4" draw:text-style-name="P4" draw:layer="layout" draw:line-skew="0.317cm" svg:x1="12.7cm" svg:y1="9.699cm" svg:x2="15.875cm" svg:y2="5.254cm" draw:start-shape="id3" draw:start-glue-point="1" draw:end-shape="id7" draw:end-glue-point="3" svg:d="m12700 9699h1905v-4445h1270">
          <text:p/>
        </draw:connector>
        <draw:connector draw:style-name="gr4" draw:text-style-name="P4" draw:layer="layout" draw:line-skew="0.317cm" svg:x1="12.7cm" svg:y1="9.699cm" svg:x2="15.875cm" svg:y2="6.524cm" draw:start-shape="id3" draw:start-glue-point="1" draw:end-shape="id8" draw:end-glue-point="3" svg:d="m12700 9699h1905v-3175h1270">
          <text:p/>
        </draw:connector>
        <draw:connector draw:style-name="gr4" draw:text-style-name="P4" draw:layer="layout" draw:line-skew="0.317cm" svg:x1="12.7cm" svg:y1="9.699cm" svg:x2="15.875cm" svg:y2="7.794cm" draw:start-shape="id3" draw:start-glue-point="1" draw:end-shape="id9" draw:end-glue-point="3" svg:d="m12700 9699h1905v-1905h1270">
          <text:p/>
        </draw:connector>
        <draw:frame draw:style-name="gr1" draw:text-style-name="P2" xml:id="id10" draw:id="id10" draw:layer="layout" svg:width="3.81cm" svg:height="0.889cm" svg:x="15.875cm" svg:y="11.16cm">
          <draw:text-box>
            <text:p text:style-name="P1"><text:span text:style-name="T1">F_BaseLib/</text:span></text:p>
          </draw:text-box>
        </draw:frame>
        <draw:frame draw:style-name="gr5" draw:text-style-name="P2" xml:id="id11" draw:id="id11" draw:layer="layout" svg:width="3.81cm" svg:height="0.889cm" svg:x="15.875cm" svg:y="9.89cm">
          <draw:text-box>
            <text:p text:style-name="P1"><text:span text:style-name="T1">C_BaseLib/</text:span></text:p>
          </draw:text-box>
        </draw:frame>
        <draw:connector draw:style-name="gr4" draw:text-style-name="P4" draw:layer="layout" svg:x1="12.7cm" svg:y1="11.604cm" svg:x2="15.875cm" svg:y2="11.604cm" draw:start-shape="id4" draw:start-glue-point="1" draw:end-shape="id10" draw:end-glue-point="3" svg:d="m12700 11604h3175">
          <text:p/>
        </draw:connector>
        <draw:connector draw:style-name="gr6" draw:text-style-name="P4" draw:layer="layout" draw:line-skew="0.317cm" svg:x1="12.7cm" svg:y1="11.604cm" svg:x2="15.875cm" svg:y2="10.334cm" draw:start-shape="id4" draw:start-glue-point="1" draw:end-shape="id11" draw:end-glue-point="3" svg:d="m12700 11604h1905v-1270h1270">
          <text:p/>
        </draw:connector>
        <draw:frame draw:style-name="gr5" draw:text-style-name="P2" xml:id="id13" draw:id="id13" draw:layer="layout" svg:width="3.81cm" svg:height="0.889cm" svg:x="15.875cm" svg:y="3.54cm">
          <draw:text-box>
            <text:p text:style-name="P1"><text:span text:style-name="T1">C_BaseLib/</text:span></text:p>
          </draw:text-box>
        </draw:frame>
        <draw:frame draw:style-name="gr5" draw:text-style-name="P2" xml:id="id12" draw:id="id12" draw:layer="layout" svg:width="3.81cm" svg:height="0.889cm" svg:x="15.875cm" svg:y="2.27cm">
          <draw:text-box>
            <text:p text:style-name="P1"><text:span text:style-name="T1">C_AMRLib/</text:span></text:p>
          </draw:text-box>
        </draw:frame>
        <draw:connector draw:style-name="gr4" draw:text-style-name="P4" draw:layer="layout" draw:line-skew="0.567cm" svg:x1="12.701cm" svg:y1="9.7cm" svg:x2="15.875cm" svg:y2="2.714cm" draw:end-shape="id12" svg:d="m12701 9700h1904v-6986h1270">
          <text:p/>
        </draw:connector>
        <draw:connector draw:style-name="gr4" draw:text-style-name="P4" draw:layer="layout" draw:line-skew="0.567cm" svg:x1="12.701cm" svg:y1="9.7cm" svg:x2="15.875cm" svg:y2="3.984cm" draw:end-shape="id13" draw:end-glue-point="3" svg:d="m12701 9700h1904v-5716h1270">
          <text:p/>
        </draw:connector>
        <draw:connector draw:style-name="gr4" draw:text-style-name="P4" draw:layer="layout" draw:line-skew="0.567cm" svg:x1="12.701cm" svg:y1="11.605cm" svg:x2="15.875cm" svg:y2="12.874cm" draw:end-shape="id14" svg:d="m12701 11605h1904v1269h1270">
          <text:p/>
        </draw:connector>
        <draw:frame draw:style-name="gr1" draw:text-style-name="P2" xml:id="id14" draw:id="id14" draw:layer="layout" svg:width="3.81cm" svg:height="0.889cm" svg:x="15.875cm" svg:y="12.43cm">
          <draw:text-box>
            <text:p text:style-name="P1"><text:span text:style-name="T1">LinearSolvers/</text:span></text:p>
          </draw:text-box>
        </draw:frame>
        <draw:frame draw:style-name="gr5" draw:text-style-name="P2" xml:id="id15" draw:id="id15" draw:layer="layout" svg:width="3.81cm" svg:height="0.889cm" svg:x="15.875cm" svg:y="14.97cm">
          <draw:text-box>
            <text:p text:style-name="P1"><text:span text:style-name="T1">C_mk/</text:span></text:p>
          </draw:text-box>
        </draw:frame>
        <draw:connector draw:style-name="gr4" draw:text-style-name="P4" draw:layer="layout" draw:line-skew="0.317cm" svg:x1="12.7cm" svg:y1="13.509cm" svg:x2="15.875cm" svg:y2="15.414cm" draw:start-shape="id5" draw:end-shape="id15" svg:d="m12700 13509h1905v1905h1270">
          <text:p/>
        </draw:connector>
        <draw:frame draw:style-name="gr5" draw:text-style-name="P2" xml:id="id21" draw:id="id21" draw:layer="layout" svg:width="3.81cm" svg:height="0.889cm" svg:x="15.875cm" svg:y="16.24cm">
          <draw:text-box>
            <text:p text:style-name="P1"><text:span text:style-name="T1">C_scripts/</text:span></text:p>
          </draw:text-box>
        </draw:frame>
        <draw:frame draw:style-name="gr5" draw:text-style-name="P2" xml:id="id22" draw:id="id22" draw:layer="layout" svg:width="3.81cm" svg:height="0.889cm" svg:x="15.875cm" svg:y="17.51cm">
          <draw:text-box>
            <text:p text:style-name="P1"><text:span text:style-name="T1">C_util/</text:span></text:p>
          </draw:text-box>
        </draw:frame>
        <draw:frame draw:style-name="gr5" draw:text-style-name="P6" xml:id="id23" draw:id="id23" draw:layer="layout" svg:width="3.81cm" svg:height="0.889cm" svg:x="15.875cm" svg:y="18.78cm">
          <draw:text-box>
            <text:p text:style-name="P1"><text:span text:style-name="T2">F_mk/</text:span></text:p>
          </draw:text-box>
        </draw:frame>
        <draw:frame draw:style-name="gr5" draw:text-style-name="P6" xml:id="id24" draw:id="id24" draw:layer="layout" svg:width="3.81cm" svg:height="0.889cm" svg:x="15.875cm" svg:y="20.05cm">
          <draw:text-box>
            <text:p text:style-name="P1"><text:span text:style-name="T2">F_scripts/</text:span></text:p>
          </draw:text-box>
        </draw:frame>
        <draw:frame draw:style-name="gr5" draw:text-style-name="P2" xml:id="id18" draw:id="id18" draw:layer="layout" svg:width="3.81cm" svg:height="0.889cm" svg:x="22.86cm" svg:y="7.35cm">
          <draw:text-box>
            <text:p text:style-name="P1"><text:span text:style-name="T1">C_TensorMG/</text:span></text:p>
          </draw:text-box>
        </draw:frame>
        <draw:frame draw:style-name="gr2" draw:text-style-name="P7" xml:id="id17" draw:id="id17" draw:layer="layout" svg:width="3.81cm" svg:height="0.889cm" svg:x="22.86cm" svg:y="8.62cm">
          <draw:text-box>
            <text:p text:style-name="P1"><text:span text:style-name="T3">C_to_F_MG/</text:span></text:p>
          </draw:text-box>
        </draw:frame>
        <draw:frame draw:style-name="gr3" draw:text-style-name="P6" xml:id="id16" draw:id="id16" draw:layer="layout" svg:width="3.81cm" svg:height="0.889cm" svg:x="22.86cm" svg:y="9.89cm">
          <draw:text-box>
            <text:p text:style-name="P1"><text:span text:style-name="T2">F_MG/</text:span></text:p>
          </draw:text-box>
        </draw:frame>
        <draw:frame draw:style-name="gr5" draw:text-style-name="P2" xml:id="id19" draw:id="id19" draw:layer="layout" svg:width="3.81cm" svg:height="0.889cm" svg:x="22.86cm" svg:y="6.08cm">
          <draw:text-box>
            <text:p text:style-name="P1"><text:span text:style-name="T1">C_NodalMG/</text:span></text:p>
          </draw:text-box>
        </draw:frame>
        <draw:frame draw:style-name="gr5" draw:text-style-name="P2" xml:id="id20" draw:id="id20" draw:layer="layout" svg:width="3.81cm" svg:height="0.889cm" svg:x="22.86cm" svg:y="4.81cm">
          <draw:text-box>
            <text:p text:style-name="P1"><text:span text:style-name="T1">C_CellMG/</text:span></text:p>
          </draw:text-box>
        </draw:frame>
        <draw:connector draw:style-name="gr4" draw:text-style-name="P4" draw:layer="layout" draw:line-skew="0.317cm" svg:x1="19.685cm" svg:y1="7.794cm" svg:x2="22.86cm" svg:y2="10.334cm" draw:start-shape="id9" draw:start-glue-point="1" draw:end-shape="id16" draw:end-glue-point="3" svg:d="m19685 7794h1905v2540h1270">
          <text:p/>
        </draw:connector>
        <draw:connector draw:style-name="gr4" draw:text-style-name="P4" draw:layer="layout" draw:line-skew="0.317cm" svg:x1="19.685cm" svg:y1="7.794cm" svg:x2="22.86cm" svg:y2="9.064cm" draw:start-shape="id9" draw:start-glue-point="1" draw:end-shape="id17" svg:d="m19685 7794h1905v1270h1270">
          <text:p/>
        </draw:connector>
        <draw:connector draw:style-name="gr4" draw:text-style-name="P4" draw:layer="layout" svg:x1="19.685cm" svg:y1="7.794cm" svg:x2="22.86cm" svg:y2="7.794cm" draw:start-shape="id9" draw:start-glue-point="1" draw:end-shape="id18" draw:end-glue-point="3" svg:d="m19685 7794h3175">
          <text:p/>
        </draw:connector>
        <draw:connector draw:style-name="gr4" draw:text-style-name="P4" draw:layer="layout" draw:line-skew="0.317cm" svg:x1="19.685cm" svg:y1="7.794cm" svg:x2="22.86cm" svg:y2="6.524cm" draw:start-shape="id9" draw:start-glue-point="1" draw:end-shape="id19" draw:end-glue-point="3" svg:d="m19685 7794h1905v-1270h1270">
          <text:p/>
        </draw:connector>
        <draw:connector draw:style-name="gr4" draw:text-style-name="P4" draw:layer="layout" draw:line-skew="0.317cm" svg:x1="19.685cm" svg:y1="7.794cm" svg:x2="22.86cm" svg:y2="5.254cm" draw:start-shape="id9" draw:start-glue-point="1" draw:end-shape="id20" draw:end-glue-point="3" svg:d="m19685 7794h1905v-2540h1270">
          <text:p/>
        </draw:connector>
        <draw:connector draw:style-name="gr4" draw:text-style-name="P4" draw:layer="layout" draw:line-skew="0.567cm" svg:x1="12.701cm" svg:y1="13.51cm" svg:x2="15.875cm" svg:y2="16.684cm" draw:end-shape="id21" draw:end-glue-point="3" svg:d="m12701 13510h1904v3174h1270">
          <text:p/>
        </draw:connector>
        <draw:connector draw:style-name="gr4" draw:text-style-name="P4" draw:layer="layout" draw:line-skew="0.567cm" svg:x1="12.701cm" svg:y1="13.51cm" svg:x2="15.875cm" svg:y2="17.954cm" draw:end-shape="id22" draw:end-glue-point="3" svg:d="m12701 13510h1904v4444h1270">
          <text:p/>
        </draw:connector>
        <draw:connector draw:style-name="gr4" draw:text-style-name="P4" draw:layer="layout" draw:line-skew="0.567cm" svg:x1="12.701cm" svg:y1="13.51cm" svg:x2="15.875cm" svg:y2="19.224cm" draw:end-shape="id23" svg:d="m12701 13510h1904v5714h1270">
          <text:p/>
        </draw:connector>
        <draw:connector draw:style-name="gr4" draw:text-style-name="P4" draw:layer="layout" draw:line-skew="0.567cm" svg:x1="12.701cm" svg:y1="13.51cm" svg:x2="15.875cm" svg:y2="20.494cm" draw:end-shape="id24" svg:d="m12701 13510h1904v6984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ichael Zingale</meta:initial-creator>
    <meta:creation-date>2009-07-08T13:58:41</meta:creation-date>
    <dc:creator>Michael Zingale</dc:creator>
    <dc:date>2011-09-02T18:55:39</dc:date>
    <meta:editing-cycles>16</meta:editing-cycles>
    <meta:editing-duration>PT1H45M48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